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AIZA CCARHUACHIN, NAYSHA LUCE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748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259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MAMANI, FERNA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048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 259 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OAIZA CCARHUACHIN NAYSHA LUCE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74880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2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61285153</text:p>
          </table:table-cell>
          <table:table-cell table:style-name="Tabla2.D3" office:value-type="string">
            <text:p text:style-name="P23">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09/2021</text:p>
          </table:table-cell>
          <table:table-cell table:style-name="Tabla2.A4" office:value-type="string">
            <text:p text:style-name="P22">80607369</text:p>
          </table:table-cell>
          <table:table-cell table:style-name="Tabla2.D4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86190608</text:p>
          </table:table-cell>
          <table:table-cell table:style-name="Tabla2.D4" office:value-type="string">
            <text:p text:style-name="P23">4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86451286</text:p>
          </table:table-cell>
          <table:table-cell table:style-name="Tabla2.D4" office:value-type="string">
            <text:p text:style-name="P23">56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6:34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